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5115e" officeooo:paragraph-rsid="0005115e"/>
    </style:style>
    <style:style style:name="P2" style:family="paragraph" style:parent-style-name="Heading_20_1">
      <style:text-properties officeooo:rsid="0005115e" officeooo:paragraph-rsid="0005115e"/>
    </style:style>
    <style:style style:name="P3" style:family="paragraph" style:parent-style-name="Text_20_body">
      <style:text-properties officeooo:rsid="0005115e" officeooo:paragraph-rsid="0005115e"/>
    </style:style>
    <style:style style:name="P4" style:family="paragraph" style:parent-style-name="Heading_20_1">
      <style:text-properties officeooo:rsid="00057c65" officeooo:paragraph-rsid="00057c65"/>
    </style:style>
    <style:style style:name="P5" style:family="paragraph" style:parent-style-name="Text_20_body" style:list-style-name="L1">
      <style:paragraph-properties fo:margin-left="0in" fo:margin-right="0in" fo:text-indent="0in" style:auto-text-indent="false"/>
      <style:text-properties fo:font-size="10pt" style:font-size-asian="10pt" style:font-size-complex="10pt"/>
    </style:style>
    <style:style style:name="P6" style:family="paragraph" style:parent-style-name="Text_20_body" style:list-style-name="L2">
      <style:paragraph-properties fo:margin-left="0in" fo:margin-right="0in" fo:text-indent="0in" style:auto-text-indent="false"/>
      <style:text-properties fo:font-size="10pt" style:font-size-asian="10pt" style:font-size-complex="10pt"/>
    </style:style>
    <style:style style:name="P7" style:family="paragraph" style:parent-style-name="Text_20_body" style:list-style-name="L3">
      <style:paragraph-properties fo:margin-left="0in" fo:margin-right="0in" fo:text-indent="0in" style:auto-text-indent="false"/>
      <style:text-properties fo:font-size="10pt" style:font-size-asian="10pt" style:font-size-complex="10pt"/>
    </style:style>
    <style:style style:name="P8" style:family="paragraph" style:parent-style-name="Heading_20_2">
      <style:text-properties officeooo:rsid="00057c65" officeooo:paragraph-rsid="00057c65"/>
    </style:style>
    <style:style style:name="P9" style:family="paragraph" style:parent-style-name="Text_20_body" style:list-style-name="L4">
      <style:text-properties officeooo:rsid="00057c65" officeooo:paragraph-rsid="00057c65"/>
    </style:style>
    <style:style style:name="P10" style:family="paragraph" style:parent-style-name="Text_20_body" style:list-style-name="L4">
      <style:text-properties officeooo:rsid="00058ac5" officeooo:paragraph-rsid="00058ac5"/>
    </style:style>
    <style:style style:name="P11" style:family="paragraph" style:parent-style-name="Heading_20_2">
      <style:text-properties officeooo:rsid="0006676e" officeooo:paragraph-rsid="0006676e"/>
    </style:style>
    <style:style style:name="P12" style:family="paragraph" style:parent-style-name="Text_20_body">
      <style:text-properties officeooo:rsid="0006676e" officeooo:paragraph-rsid="0006676e"/>
    </style:style>
    <style:style style:name="P13" style:family="paragraph" style:parent-style-name="Text_20_body" style:list-style-name="L5">
      <style:text-properties officeooo:rsid="0006676e" officeooo:paragraph-rsid="0006676e"/>
    </style:style>
    <style:style style:name="T1" style:family="text">
      <style:text-properties officeooo:rsid="00057c65"/>
    </style:style>
    <style:style style:name="T2" style:family="text">
      <style:text-properties officeooo:rsid="00058ac5"/>
    </style:style>
    <style:style style:name="T3" style:family="text">
      <style:text-properties officeooo:rsid="000a2cd5"/>
    </style:style>
    <style:style style:name="T4" style:family="text">
      <style:text-properties officeooo:rsid="00099fb9"/>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 Tech Challenge</text:p>
      <text:h text:style-name="P2" text:outline-level="1">Idea</text:h>
      <text:p text:style-name="P3">Gas prices are rising following the conflict in Iran. The resolution to the conflict being uncertain, implies an uncertainty in gas prices. Hence, I wanted to quantify the possible effects of gas price movements in the energy markets.</text:p>
      <text:p text:style-name="P3">The effects will be seen across both Spot, and Balancing markets. DA spreads are expected to rise because of increasing MC of CCGT and consequent merit order effects. Similarly, peakers will have a higher opportunity costs if they want to bid <text:span text:style-name="T1">in aFRR markets. For BESS operators, the opportunity cost arises from foregone potential arbitrage gains in ID spreads by participating in aFRR markets. The lower of the two opportunity costs will determine capacity prices in aFRR spin-up markets.</text:span></text:p>
      <text:h text:style-name="P4" text:outline-level="1">Project</text:h>
      <text:p text:style-name="P3">In this particular endeavour, I wish to <text:span text:style-name="T1">only </text:span>quantify <text:span text:style-name="T1">opportunity costs for gas peakers participating in aFRR spin-up markets. To do this, a linear regression model shall be utilised to find coefficients for historical aFRR-up prices v/s Clean Spark Spread. The coefficients will be found for 3 different market regimes of high, medium and low gas generation</text:span><text:span text:style-name="T1"><text:note text:id="ftn1" text:note-class="footnote"><text:note-citation>1</text:note-citation><text:note-body><text:list text:style-name="L1"><text:list-item><text:p text:style-name="P5">because CSS ≈ opportunity cost of gas plants.</text:p></text:list-item></text:list><text:list text:style-name="L2"><text:list-item><text:p text:style-name="P6"><text:span text:style-name="Strong_20_Emphasis">But the relationship changes depending on how much gas is online.</text:span></text:p></text:list-item></text:list><text:list text:style-name="L3"><text:list-item><text:p text:style-name="P7">When gas generation is <text:span text:style-name="Emphasis">high</text:span>, many plants are running → reserve supply is abundant → aFRR prices are lower and less sensitive to CSS.</text:p></text:list-item><text:list-item><text:p text:style-name="P7">When gas generation is <text:span text:style-name="Emphasis">low</text:span>, only the most efficient plants run → reserve supply is scarce → aFRR prices are higher and more sensitive to CSS.</text:p></text:list-item></text:list><text:p text:style-name="Footnote"/></text:note-body></text:note></text:span><text:span text:style-name="T1">.</text:span></text:p>
      <text:h text:style-name="P8" text:outline-level="2">Data collection</text:h>
      <text:list text:style-name="L4">
        <text:list-item>
          <text:p text:style-name="P9">Determine a period where aFRR prices reflect purely <text:span text:style-name="T2">CCGT player actions, i.e. pre BESS boom and post EU-ETS carbon pricing and coal reduction.</text:span></text:p>
        </text:list-item>
        <text:list-item>
          <text:p text:style-name="P10">For this period, collect time series data of:</text:p>
          <text:list>
            <text:list-item>
              <text:p text:style-name="P10">DA prices</text:p>
            </text:list-item>
            <text:list-item>
              <text:p text:style-name="P10">aFRR spin-up prices</text:p>
            </text:list-item>
            <text:list-item>
              <text:p text:style-name="P10">CCGT generation numbers</text:p>
              <text:list>
                <text:list-item>
                  <text:p text:style-name="P10">each PTU will be classified into one of three market regimes discussed above.</text:p>
                </text:list-item>
              </text:list>
            </text:list-item>
            <text:list-item>
              <text:p text:style-name="P10">EU-ETS prices, <text:span text:style-name="T3">Gas prices</text:span></text:p>
            </text:list-item>
          </text:list>
        </text:list-item>
      </text:list>
      <text:h text:style-name="P11" text:outline-level="2"><text:soft-page-break/>Outputs</text:h>
      <text:p text:style-name="P12">For a given <text:span text:style-name="T4">DA price, </text:span>Gas price, Carbon tax and Market regime, the model would estimate an opportunity cost for aFRR up capacity bid for a gas peaker. This alone does not determine the eventual prices seen but is a big part of the puzzle. The other part of the puzzle, i.e. BESS bids are an exercise that requires more inputs and sophisticated models I do not have access to at the moment.</text:p>
      <text:list text:style-name="L5">
        <text:list-item>
          <text:p text:style-name="P13">Opportunity Cost Calculator <text:span text:style-name="T3">CLI command</text:span></text:p>
        </text:list-item>
        <text:list-item>
          <text:p text:style-name="P13"><text:span text:style-name="T3">Forecasted </text:span>aFRR bid price curve <text:span text:style-name="T3">v/s actual prices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15:36:01.909158900</meta:creation-date>
    <dc:date>2026-03-11T14:11:35.282405300</dc:date>
    <meta:editing-duration>PT20M41S</meta:editing-duration>
    <meta:editing-cycles>5</meta:editing-cycles>
    <meta:generator>LibreOffice/25.8.4.2$Windows_X86_64 LibreOffice_project/290daaa01b999472f0c7a3890eb6a550fd74c6df</meta:generator>
    <meta:document-statistic meta:table-count="0" meta:image-count="0" meta:object-count="0" meta:page-count="2" meta:paragraph-count="22" meta:word-count="406" meta:character-count="2350" meta:non-whitespace-character-count="1978"/>
  </office:meta>
</office:document-meta>
</file>